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0.423cm"/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y/Reading Room</text:p>
      <text:p text:style-name="P1">by Yosano Akiko</text:p>
      <text:p text:style-name="P1"/>
      <text:p text:style-name="P1">Searching for only one thing,</text:p>
      <text:p text:style-name="P1">reading this, reading that,</text:p>
      <text:p text:style-name="P1">up late unawares,</text:p>
      <text:p text:style-name="P1">many scattered old volumes</text:p>
      <text:p text:style-name="P1">surrounding my seat.</text:p>
      <text:p text:style-name="P1">O guest, behold,</text:p>
      <text:p text:style-name="P1">The bed of a boar in an Autumn field,</text:p>
      <text:p text:style-name="P1">as the hagi flowers.</text:p>
      <text:p text:style-name="P1"/>
      <text:p text:style-name="P1">書斎</text:p>
      <text:p text:style-name="P1">与謝野晶子</text:p>
      <text:p text:style-name="P1"/>
      <text:p text:style-name="P1">唯だ一事の知りたさに</text:p>
      <text:p text:style-name="P1">彼れを読み、其れを読み、</text:p>
      <text:p text:style-name="P1">われ知らず夜を更かし、</text:p>
      <text:p text:style-name="P1">取り散らす数数の書の</text:p>
      <text:p text:style-name="P1">座を繞る古き巻巻。</text:p>
      <text:p text:style-name="P1">客人よ、これを見たまへ、</text:p>
      <text:p text:style-name="P1">秋の野の臥す猪の床の</text:p>
      <text:p text:style-name="P1">萩《はぎ》の花とも。</text:p>
      <text:p text:style-name="P1"/>
      <text:p text:style-name="P1">§</text:p>
      <text:p text:style-name="P1"/>
      <text:p text:style-name="P1">唯だ一事の知りたさに</text:p>
      <text:p text:style-name="P1">唯だ only/merely</text:p>
      <text:p text:style-name="P1">一事 one thing</text:p>
      <text:p text:style-name="P1">の Possesive particle, kind of like a backwards “of”.</text:p>
      <text:p text:style-name="P1">知りたさ “Wanting to know” but basically as a noun.</text:p>
      <text:p text:style-name="P1">に directional particle, in this case like “due to”.</text:p>
      <text:p text:style-name="P1">So this line is like “due to the-wanting-to-know of only only thing”.</text:p>
      <text:p text:style-name="P1"/>
      <text:p text:style-name="P1">彼れを読み、其れを読み、 “Read this, read that.”</text:p>
      <text:p text:style-name="P1">(を is the transitive verb particle.)</text:p>
      <text:p text:style-name="P1"/>
      <text:p text:style-name="P1">われ知らず夜を更かし、 Up late without realising.</text:p>
      <text:p text:style-name="P1">われ Oneself.</text:p>
      <text:p text:style-name="P1">知らず This is 知る, which means “to know”, but with a negative ending that modifies what follows, so meaning “without knowing”.</text:p>
      <text:p text:style-name="P1">Literally “staying up late not knowing oneself”.</text:p>
      <text:p text:style-name="P1"/>
      <text:p text:style-name="P1">取り散らす数数の書の</text:p>
      <text:p text:style-name="P1">取り散らす scattered, discarded, &amp;c.</text:p>
      <text:p text:style-name="P1">数数 many many</text:p>
      <text:p text:style-name="P1">書 books, written things</text:p>
      <text:p text:style-name="P1">So “of many scattered books”</text:p>
      <text:p text:style-name="P1"/>
      <text:p text:style-name="P1">座を繞る古き巻巻。</text:p>
      <text:p text:style-name="P1">座 Seat, sitting place.</text:p>
      <text:p text:style-name="P1"><text:bookmark-start text:name="__DdeLink__47_1490781875"/>繞る<text:bookmark-end text:name="__DdeLink__47_1490781875"/> To surround.</text:p>
      <text:p text:style-name="P1">古き Old.</text:p>
      <text:p text:style-name="P1">巻巻。 Volumes, many texts.</text:p>
      <text:p text:style-name="P1"/>
      <text:p text:style-name="P1">客人よ、これを見たまへ、</text:p>
      <text:p text:style-name="P1">客人 Guest, visitor.</text:p>
      <text:p text:style-name="P1">よ A particle that adds emphasis. Coming after “guest”, it translates best as a preceding “O”.</text:p>
      <text:p text:style-name="P1">これ This.</text:p>
      <text:p text:style-name="P1">見たまへ、 Look at (as a polite request) (slightly old language, I think).</text:p>
      <text:p text:style-name="P1">“O guest, take a look at this.”</text:p>
      <text:p text:style-name="P1"/>
      <text:p text:style-name="P1">秋の野の臥す猪の床の</text:p>
      <text:p text:style-name="P1">秋の野 An Autumn field.</text:p>
      <text:p text:style-name="P1"><text:bookmark-start text:name="__DdeLink__49_1490781875"/>臥す<text:bookmark-end text:name="__DdeLink__49_1490781875"/> To lie down, to lie in bed.</text:p>
      <text:p text:style-name="P1">猪 Boar. The animal.</text:p>
      <text:p text:style-name="P1">床 Bed.</text:p>
      <text:p text:style-name="P1">“Of the bed of a lying boar in an Autumn field.”</text:p>
      <text:p text:style-name="P1"/>
      <text:p text:style-name="P1">萩の花とも。 This is like “as the hagi flowers” or “along with the hagi flowers”.</text:p>
      <text:p text:style-name="P1"/>
      <text:p text:style-name="P1"/>
      <text:p text:style-name="P1"/>
      <text:p text:style-name="P1">I hope this is helpful in some way. I have tried to explain in as absolutely minimal language as possible a couple of the “particles” found in Japanese that are used in the po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Han Sans JP Regular" fo:font-size="12pt" fo:language="en" fo:country="GB" style:letter-kerning="true" style:font-name-asian="Source Han Sans JP Regular" style:font-size-asian="12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Source Han Sans JP Medium" fo:font-size="14pt" style:font-name-asian="Source Han Sans JP Medium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="Source Han Sans JP Regular" style:font-name-asian="Source Han Sans JP Regular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Source Han Sans JP Regular" fo:font-size="12pt" fo:font-style="italic" style:font-name-asian="Source Han Sans JP Regular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Han Sans JP Regular" style:font-name-asian="Source Han Sans JP Regular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="1.499cm" fo:margin-top="1.499cm" fo:margin-bottom="1.499cm" fo:margin-left="1.499cm" fo:margin-right="1.499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22:24:03</meta:creation-date>
    <dc:date>2015-12-22T00:38:25</dc:date>
    <meta:editing-duration>PT53M32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58" meta:word-count="398" meta:character-count="1662" meta:non-whitespace-character-count="1434"/>
  </office:meta>
</office:document-meta>
</file>